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rentino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CSV</text:p>
          </table:table-cell>
          <table:table-cell table:formula="of:=619+12+28" office:value-type="float" office:value="659" calcext:value-type="float">
            <text:p>659</text:p>
          </table:table-cell>
          <table:table-cell table:formula="of:=100*[.B2]/[.$B$12]" office:value-type="float" office:value="35.6988082340195" calcext:value-type="float">
            <text:p>36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564" calcext:value-type="float">
            <text:p>564</text:p>
          </table:table-cell>
          <table:table-cell table:formula="of:=100*[.B3]/[.$B$12]" office:value-type="float" office:value="30.5525460455038" calcext:value-type="float">
            <text:p>31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89" calcext:value-type="float">
            <text:p>189</text:p>
          </table:table-cell>
          <table:table-cell table:formula="of:=100*[.B4]/[.$B$12]" office:value-type="float" office:value="10.2383531960997" calcext:value-type="float">
            <text:p>10</text:p>
          </table:table-cell>
        </table:table-row>
        <table:table-row table:style-name="ro1">
          <table:table-cell office:value-type="string" calcext:value-type="string">
            <text:p>Shapefile</text:p>
          </table:table-cell>
          <table:table-cell office:value-type="float" office:value="170" calcext:value-type="float">
            <text:p>170</text:p>
          </table:table-cell>
          <table:table-cell table:formula="of:=100*[.B5]/[.$B$12]" office:value-type="float" office:value="9.20910075839653" calcext:value-type="float">
            <text:p>9</text:p>
          </table:table-cell>
        </table:table-row>
        <table:table-row table:style-name="ro1">
          <table:table-cell office:value-type="string" calcext:value-type="string">
            <text:p>RDF</text:p>
          </table:table-cell>
          <table:table-cell office:value-type="float" office:value="146" calcext:value-type="float">
            <text:p>146</text:p>
          </table:table-cell>
          <table:table-cell table:formula="of:=100*[.B6]/[.$B$12]" office:value-type="float" office:value="7.90899241603467" calcext:value-type="float">
            <text:p>8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office:value-type="float" office:value="53" calcext:value-type="float">
            <text:p>53</text:p>
          </table:table-cell>
          <table:table-cell table:formula="of:=100*[.B7]/[.$B$12]" office:value-type="float" office:value="2.87107258938245" calcext:value-type="float">
            <text:p>3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 office:value-type="float" office:value="18" calcext:value-type="float">
            <text:p>18</text:p>
          </table:table-cell>
          <table:table-cell table:formula="of:=100*[.B8]/[.$B$12]" office:value-type="float" office:value="0.975081256771398" calcext:value-type="float">
            <text:p>1</text:p>
          </table:table-cell>
        </table:table-row>
        <table:table-row table:style-name="ro1">
          <table:table-cell office:value-type="string" calcext:value-type="string">
            <text:p>KML</text:p>
          </table:table-cell>
          <table:table-cell office:value-type="float" office:value="13" calcext:value-type="float">
            <text:p>13</text:p>
          </table:table-cell>
          <table:table-cell table:formula="of:=100*[.B9]/[.$B$12]" office:value-type="float" office:value="0.704225352112676" calcext:value-type="float">
            <text:p>1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34" calcext:value-type="float">
            <text:p>34</text:p>
          </table:table-cell>
          <table:table-cell table:formula="of:=100*[.B10]/[.$B$12]" office:value-type="float" office:value="1.84182015167931" calcext:value-type="float">
            <text:p>2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0])" office:value-type="float" office:value="1846" calcext:value-type="float">
            <text:p>1846</text:p>
          </table:table-cell>
          <table:table-cell table:style-name="Default" table:formula="of:=SUM([.C2:.C10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s of 24.11.2014</text:p>
          </table:table-cell>
          <table:table-cell/>
          <table:table-cell table:style-name="Default"/>
        </table:table-row>
      </table:table>
      <table:table table:name="Toscana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CSV</text:p>
          </table:table-cell>
          <table:table-cell office:value-type="float" office:value="48" calcext:value-type="float">
            <text:p>48</text:p>
          </table:table-cell>
          <table:table-cell table:formula="of:=100*[.B2]/[.$B$12]" office:value-type="float" office:value="32.4324324324324" calcext:value-type="float">
            <text:p>32</text:p>
          </table:table-cell>
        </table:table-row>
        <table:table-row table:style-name="ro1">
          <table:table-cell office:value-type="string" calcext:value-type="string">
            <text:p>shp</text:p>
          </table:table-cell>
          <table:table-cell office:value-type="float" office:value="20" calcext:value-type="float">
            <text:p>20</text:p>
          </table:table-cell>
          <table:table-cell table:formula="of:=100*[.B3]/[.$B$12]" office:value-type="float" office:value="13.5135135135135" calcext:value-type="float">
            <text:p>14</text:p>
          </table:table-cell>
        </table:table-row>
        <table:table-row table:style-name="ro1">
          <table:table-cell office:value-type="string" calcext:value-type="string">
            <text:p>wms</text:p>
          </table:table-cell>
          <table:table-cell office:value-type="float" office:value="17" calcext:value-type="float">
            <text:p>17</text:p>
          </table:table-cell>
          <table:table-cell table:formula="of:=100*[.B4]/[.$B$12]" office:value-type="float" office:value="11.4864864864865" calcext:value-type="float">
            <text:p>11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3" calcext:value-type="float">
            <text:p>13</text:p>
          </table:table-cell>
          <table:table-cell table:formula="of:=100*[.B5]/[.$B$12]" office:value-type="float" office:value="8.78378378378378" calcext:value-type="float">
            <text:p>9</text:p>
          </table:table-cell>
        </table:table-row>
        <table:table-row table:style-name="ro1">
          <table:table-cell office:value-type="string" calcext:value-type="string">
            <text:p>rdf</text:p>
          </table:table-cell>
          <table:table-cell office:value-type="float" office:value="7" calcext:value-type="float">
            <text:p>7</text:p>
          </table:table-cell>
          <table:table-cell table:formula="of:=100*[.B6]/[.$B$12]" office:value-type="float" office:value="4.72972972972973" calcext:value-type="float">
            <text:p>5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table:formula="of:=100*[.B7]/[.$B$12]" office:value-type="float" office:value="4.72972972972973" calcext:value-type="float">
            <text:p>5</text:p>
          </table:table-cell>
        </table:table-row>
        <table:table-row table:style-name="ro1">
          <table:table-cell office:value-type="string" calcext:value-type="string">
            <text:p>dbf</text:p>
          </table:table-cell>
          <table:table-cell office:value-type="float" office:value="4" calcext:value-type="float">
            <text:p>4</text:p>
          </table:table-cell>
          <table:table-cell table:formula="of:=100*[.B8]/[.$B$12]" office:value-type="float" office:value="2.7027027027027" calcext:value-type="float">
            <text:p>3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float" office:value="4" calcext:value-type="float">
            <text:p>4</text:p>
          </table:table-cell>
          <table:table-cell table:formula="of:=100*[.B9]/[.$B$12]" office:value-type="float" office:value="2.7027027027027" calcext:value-type="float">
            <text:p>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28" calcext:value-type="float">
            <text:p>28</text:p>
          </table:table-cell>
          <table:table-cell table:formula="of:=100*[.B10]/[.$B$12]" office:value-type="float" office:value="18.9189189189189" calcext:value-type="float">
            <text:p>19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0])" office:value-type="float" office:value="148" calcext:value-type="float">
            <text:p>148</text:p>
          </table:table-cell>
          <table:table-cell table:style-name="Default" table:formula="of:=SUM([.C2:.C10])" office:value-type="float" office:value="100" calcext:value-type="float">
            <text:p>100</text:p>
          </table:table-cell>
        </table:table-row>
      </table:table>
      <table:table table:name="Tabelle3" table:style-name="ta1">
        <table:shapes>
          <draw:frame draw:z-index="0" draw:style-name="gr1" draw:text-style-name="P1" svg:width="15.999cm" svg:height="8.999cm" svg:x="0.1cm" svg:y="0.1cm">
            <draw:object draw:notify-on-update-of-ranges="Trentino.C2:Trentino.C2 Trentino.C3:Trentino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0.1cm">
            <draw:object draw:notify-on-update-of-ranges="Trentino.A2:Trentino.A10 Trentino.B2:Trentino.B10 Trentino.B2:Trentino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9:55:23.939836000</meta:creation-date>
    <dc:date>2014-11-24T20:14:54.924559000</dc:date>
    <meta:editing-duration>PT19M30S</meta:editing-duration>
    <meta:editing-cycles>3</meta:editing-cycles>
    <meta:generator>LibreOffice/4.3.0.4$MacOSX_X86_64 LibreOffice_project/62ad5818884a2fc2e5780dd45466868d41009ec0</meta:generator>
    <meta:document-statistic meta:table-count="3" meta:cell-count="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.247cm" style:legend-expansion="high" chart:style-name="ch2"/>
        <chart:plot-area chart:style-name="ch3" table:cell-range-address="Trentino.C2:Trentino.C1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Trentino.C3:Trentino.C10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value-and-percentage" chart:data-label-text="false" chart:data-label-symbol="false"/>
      <style:graphic-properties draw:fill-color="#ffd320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745cm" svg:y="2.285cm" style:legend-expansion="high" chart:style-name="ch2"/>
        <chart:plot-area chart:style-name="ch3" table:cell-range-address="Trentino.A2:Trentino.B10" chart:data-source-has-labels="both" svg:x="3.582cm" svg:y="0.674cm" svg:width="7.422cm" svg:height="7.423cm">
          <chartooo:coordinate-region svg:x="3.392cm" svg:y="0.675cm" svg:width="7.802cm" svg:height="7.422cm"/>
          <chart:axis chart:dimension="x" chart:name="primary-x" chart:style-name="ch4" chartooo:axis-type="auto">
            <chartooo:date-scale/>
            <chart:categories table:cell-range-address="Trentino.A2:Trentino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entino.B2:Trentino.B10" chart:label-cell-address="Trentino.B2:Trentino.B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59 564 189 170 146 53 18 13 34</text:p>
                <text:list>
                  <text:list-item>
                    <text:p>659</text:p>
                  </text:list-item>
                  <text:list-item>
                    <text:p>564</text:p>
                  </text:list-item>
                  <text:list-item>
                    <text:p>189</text:p>
                  </text:list-item>
                  <text:list-item>
                    <text:p>170</text:p>
                  </text:list-item>
                  <text:list-item>
                    <text:p>146</text:p>
                  </text:list-item>
                  <text:list-item>
                    <text:p>53</text:p>
                  </text:list-item>
                  <text:list-item>
                    <text:p>18</text:p>
                  </text:list-item>
                  <text:list-item>
                    <text:p>13</text:p>
                  </text:list-item>
                  <text:list-item>
                    <text:p>34</text:p>
                  </text:list-item>
                </text:list>
                <draw:g>
                  <svg:desc>Trentino.B2:Trentino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SV</text:p>
                <draw:g>
                  <svg:desc>Trentino.A2:Trentino.A10</svg:desc>
                </draw:g>
              </table:table-cell>
              <table:table-cell office:value-type="float" office:value="659">
                <text:p>659</text:p>
                <draw:g>
                  <svg:desc>Trentino.B2:Trentino.B10</svg:desc>
                </draw:g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XML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Shapefile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RDF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XLS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KML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MacOSX_X86_64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